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WWNum2">
      <style:paragraph-properties fo:margin-left="0cm" fo:margin-right="0cm" fo:margin-top="0cm" fo:margin-bottom="0cm" loext:contextual-spacing="false" fo:line-height="100%" fo:text-indent="0cm" style:auto-text-indent="false"/>
      <style:text-properties fo:font-size="14pt" officeooo:paragraph-rsid="001cf5dd" style:font-size-asian="14pt" style:font-size-complex="14pt"/>
    </style:style>
    <style:style style:name="P2" style:family="paragraph" style:parent-style-name="Text_20_body">
      <style:text-properties fo:font-size="14pt" officeooo:rsid="00146bb1" officeooo:paragraph-rsid="00146bb1" style:font-size-asian="14pt" style:font-size-complex="14pt"/>
    </style:style>
    <style:style style:name="P3" style:family="paragraph" style:parent-style-name="Text_20_body">
      <style:paragraph-properties fo:text-align="justify" style:justify-single-word="false"/>
      <style:text-properties fo:font-size="14pt" style:font-size-asian="14pt" style:font-size-complex="14pt"/>
    </style:style>
    <style:style style:name="P4" style:family="paragraph" style:parent-style-name="Subtitle">
      <style:text-properties fo:font-size="20pt" officeooo:rsid="00146bb1" officeooo:paragraph-rsid="00146bb1" style:font-size-asian="20pt" style:font-size-complex="20pt"/>
    </style:style>
    <style:style style:name="T1" style:family="text">
      <style:text-properties officeooo:rsid="0018107f"/>
    </style:style>
    <style:style style:name="T2" style:family="text">
      <style:text-properties style:font-name="Times New Roman" fo:font-size="13pt" style:font-name-asian="Times New Roman1" style:font-size-asian="13pt" style:font-name-complex="Times New Roman1" style:font-size-complex="13pt"/>
    </style:style>
    <style:style style:name="T3" style:family="text">
      <style:text-properties style:font-name="Times New Roman" fo:font-size="13pt" officeooo:rsid="00146bb1" style:font-name-asian="Times New Roman1" style:font-size-asian="13pt" style:font-name-complex="Times New Roman1" style:font-size-complex="13pt"/>
    </style:style>
    <style:style style:name="T4" style:family="text">
      <style:text-properties style:font-name="Times New Roman" officeooo:rsid="00146bb1" style:font-name-asian="Times New Roman1" style:font-name-complex="Times New Roman1"/>
    </style:style>
    <style:style style:name="T5" style:family="text">
      <style:text-properties fo:color="#ff0000" style:font-name="Times New Roman" fo:font-size="13pt" fo:font-weight="bold" style:font-name-asian="Times New Roman1" style:font-size-asian="13pt" style:font-weight-asian="bold" style:font-name-complex="Times New Roman1" style:font-size-complex="13pt"/>
    </style:style>
    <style:style style:name="T6" style:family="text">
      <style:text-properties fo:color="#ff0000" style:font-name="Times New Roman" fo:font-size="13pt" fo:font-weight="bold" officeooo:rsid="00146bb1" style:font-name-asian="Times New Roman1" style:font-size-asian="13pt" style:font-weight-asian="bold" style:font-name-complex="Times New Roman1" style:font-size-complex="13pt"/>
    </style:style>
    <style:style style:name="T7" style:family="text">
      <style:text-properties fo:color="#ff0000" style:font-name="Times New Roman" fo:font-size="13pt" style:font-name-asian="Times New Roman1" style:font-size-asian="13pt" style:font-name-complex="Times New Roman1" style:font-size-complex="13pt"/>
    </style:style>
    <style:style style:name="T8" style:family="text">
      <style:text-properties fo:color="#ff0000" style:font-name="Times New Roman" style:font-name-asian="Times New Roman1" style:font-name-complex="Times New Roman1"/>
    </style:style>
    <style:style style:name="T9" style:family="text">
      <style:text-properties fo:color="#ff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ff0000" style:font-name="Times New Roman" fo:font-weight="bold" officeooo:rsid="00146bb1" style:font-name-asian="Times New Roman1" style:font-weight-asian="bold" style:font-name-complex="Times New Roman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В Бишкеке пройдет фестиваль науки и техники Tech and Science Fest</text:p>
      <text:p text:style-name="P2">Фестиваль предоставит возможность каждому участнику познакомиться с новыми технологиями, опробовать гаджеты и девайсы, получившие мировое признание, а также представить свои проекты.</text:p>
      <text:p text:style-name="P2">На уникальной, технологической площадке будет представлена ярмарка работ в области электроники, программирования и 3D моделирования, аэроботы и модели ракет, искусственный интеллект, контроллеры диабета, виртуальные игры по обучению безопасности на дорогах, мобильные приложения, образовательные порталы, курсы программирования и робототехники, системы «умный дом» и многое другое.</text:p>
      <text:p text:style-name="P3">Все участники фестиваля смогут прослушать мастер-классы от опытных программистов, разработчиков, международных экспертов, которые поделятся своим опытом в области кибербезопасности, информационных технологий, программирования и робототехники. </text:p>
      <text:p text:style-name="P2"/>
      <text:p text:style-name="P2"/>
      <text:p text:style-name="P2"/>
      <text:p text:style-name="P2"/>
      <text:list xml:id="list2020590231" text:style-name="WWNum2">
        <text:list-header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>В регионах финалисты должны быть отобраны до </text:span><text:span text:style-name="T9">31 октября, 2019 года.</text:span></text:p>
          <text:p text:style-name="P1"><text:span text:style-name="T4">Финальный Фестиваль ориентировочно планируется на </text:span><text:span text:style-name="T10">15 ноября, 2019 года.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13:57:34.417673222</meta:creation-date>
    <dc:date>2019-09-18T14:12:10.320571967</dc:date>
    <meta:editing-duration>PT14M37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8" meta:word-count="134" meta:character-count="1023" meta:non-whitespace-character-count="908"/>
  </office:meta>
</office:document-meta>
</file>